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409c"/>
    </style:style>
    <style:style style:name="P2" style:family="paragraph" style:parent-style-name="Standard">
      <style:text-properties officeooo:paragraph-rsid="0019598b"/>
    </style:style>
    <style:style style:name="P3" style:family="paragraph" style:parent-style-name="Standard">
      <style:text-properties fo:font-weight="bold" officeooo:paragraph-rsid="0013409c" style:font-weight-asian="bold" style:font-weight-complex="bold"/>
    </style:style>
    <style:style style:name="P4" style:family="paragraph" style:parent-style-name="Standard">
      <style:text-properties fo:font-weight="bold" officeooo:rsid="0013409c" officeooo:paragraph-rsid="0013409c" style:font-weight-asian="bold" style:font-weight-complex="bold"/>
    </style:style>
    <style:style style:name="P5" style:family="paragraph" style:parent-style-name="Standard">
      <style:text-properties fo:font-weight="bold" officeooo:rsid="0014fec8" officeooo:paragraph-rsid="0014fec8" style:font-weight-asian="bold" style:font-weight-complex="bold"/>
    </style:style>
    <style:style style:name="P6" style:family="paragraph" style:parent-style-name="Standard">
      <style:text-properties officeooo:paragraph-rsid="001c6da7"/>
    </style:style>
    <style:style style:name="P7" style:family="paragraph" style:parent-style-name="Standard">
      <style:text-properties officeooo:rsid="0013409c" officeooo:paragraph-rsid="0013409c"/>
    </style:style>
    <style:style style:name="P8" style:family="paragraph" style:parent-style-name="Standard">
      <style:text-properties officeooo:rsid="0015bf14" officeooo:paragraph-rsid="0013409c"/>
    </style:style>
    <style:style style:name="P9" style:family="paragraph" style:parent-style-name="Standard">
      <style:text-properties style:text-underline-style="solid" style:text-underline-width="auto" style:text-underline-color="font-color" officeooo:rsid="0013409c" officeooo:paragraph-rsid="0013409c"/>
    </style:style>
    <style:style style:name="P10" style:family="paragraph" style:parent-style-name="Standard">
      <style:text-properties officeooo:rsid="0019598b" officeooo:paragraph-rsid="0013409c"/>
    </style:style>
    <style:style style:name="P11" style:family="paragraph" style:parent-style-name="Standard">
      <style:text-properties officeooo:rsid="001c6da7" officeooo:paragraph-rsid="0013409c"/>
    </style:style>
    <style:style style:name="P12" style:family="paragraph" style:parent-style-name="Standard">
      <style:text-properties officeooo:rsid="001c6da7" officeooo:paragraph-rsid="001c6da7"/>
    </style:style>
    <style:style style:name="P13" style:family="paragraph" style:parent-style-name="Standard">
      <style:text-properties officeooo:rsid="001532f8" officeooo:paragraph-rsid="0013409c"/>
    </style:style>
    <style:style style:name="P14" style:family="paragraph" style:parent-style-name="Standard">
      <style:text-properties officeooo:rsid="0014fec8" officeooo:paragraph-rsid="0014fec8"/>
    </style:style>
    <style:style style:name="P15" style:family="paragraph" style:parent-style-name="Standard">
      <style:text-properties officeooo:rsid="001ef559" officeooo:paragraph-rsid="0013409c"/>
    </style:style>
    <style:style style:name="P16" style:family="paragraph" style:parent-style-name="Standard">
      <style:text-properties officeooo:rsid="001798b0" officeooo:paragraph-rsid="0013409c"/>
    </style:style>
    <style:style style:name="P17" style:family="paragraph" style:parent-style-name="Standard">
      <style:text-properties officeooo:rsid="001798b0" officeooo:paragraph-rsid="00203a25"/>
    </style:style>
    <style:style style:name="T1" style:family="text">
      <style:text-properties officeooo:rsid="0013409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9598b"/>
    </style:style>
    <style:style style:name="T4" style:family="text">
      <style:text-properties style:text-underline-style="solid" style:text-underline-width="auto" style:text-underline-color="font-color" officeooo:rsid="001532f8"/>
    </style:style>
    <style:style style:name="T5" style:family="text">
      <style:text-properties style:text-underline-style="solid" style:text-underline-width="auto" style:text-underline-color="font-color" officeooo:rsid="001ef559"/>
    </style:style>
    <style:style style:name="T6" style:family="text">
      <style:text-properties officeooo:rsid="0013a61e"/>
    </style:style>
    <style:style style:name="T7" style:family="text">
      <style:text-properties officeooo:rsid="001532f8"/>
    </style:style>
    <style:style style:name="T8" style:family="text">
      <style:text-properties officeooo:rsid="0015bf14"/>
    </style:style>
    <style:style style:name="T9" style:family="text">
      <style:text-properties officeooo:rsid="0019598b"/>
    </style:style>
    <style:style style:name="T10" style:family="text">
      <style:text-properties officeooo:rsid="001aa706"/>
    </style:style>
    <style:style style:name="T11" style:family="text">
      <style:text-properties officeooo:rsid="001c6da7"/>
    </style:style>
    <style:style style:name="T12" style:family="text">
      <style:text-properties fo:font-weight="bold" officeooo:rsid="001798b0" style:font-weight-asian="bold" style:font-weight-complex="bold"/>
    </style:style>
    <style:style style:name="T13" style:family="text">
      <style:text-properties fo:font-weight="bold" officeooo:rsid="001c6da7" style:font-weight-asian="bold" style:font-weight-complex="bold"/>
    </style:style>
    <style:style style:name="T14" style:family="text">
      <style:text-properties officeooo:rsid="001d90d7"/>
    </style:style>
    <style:style style:name="T15" style:family="text">
      <style:text-properties officeooo:rsid="001ef559"/>
    </style:style>
    <style:style style:name="T16" style:family="text">
      <style:text-properties officeooo:rsid="001faef7"/>
    </style:style>
    <style:style style:name="T17" style:family="text">
      <style:text-properties style:text-underline-style="none"/>
    </style:style>
    <style:style style:name="T18" style:family="text">
      <style:text-properties style:text-underline-style="none" officeooo:rsid="001faef7"/>
    </style:style>
    <style:style style:name="T19" style:family="text">
      <style:text-properties style:text-underline-style="none" officeooo:rsid="00203a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CIÓN PARA EL TFG</text:p>
      <text:p text:style-name="P7"/>
      <text:p text:style-name="P4">Funcionamiento de la app(punto de vista del usuario)</text:p>
      <text:p text:style-name="P7"><text:tab/>Login social por qué?</text:p>
      <text:p text:style-name="P7"><text:tab/>Configuración del perfil</text:p>
      <text:p text:style-name="P7"><text:tab/>empieza a jugar</text:p>
      <text:p text:style-name="P7"><text:tab/>Controles (teclado y pantalla táctil)</text:p>
      <text:p text:style-name="P7"><text:tab/></text:p>
      <text:p text:style-name="P1"><text:span text:style-name="T1"><text:tab/></text:span><text:span text:style-name="T8">Diagramas de uso</text:span></text:p>
      <text:p text:style-name="P8"><text:tab/>Flujo de usuario normal</text:p>
      <text:p text:style-name="P9"/>
      <text:p text:style-name="P3"><text:span text:style-name="T1">Parte técnica </text:span><text:span text:style-name="T6">(explicar por encima, ventajas de usarlo y por qué)</text:span></text:p>
      <text:p text:style-name="P1"><text:span text:style-name="T6"><text:tab/></text:span><text:span text:style-name="T3">Recursos </text:span><text:span text:style-name="T5">utilizados</text:span></text:p>
      <text:p text:style-name="P10"><text:tab/><text:tab/>Heroku</text:p>
      <text:p text:style-name="P10"><text:tab/><text:tab/>GitHub</text:p>
      <text:p text:style-name="P10"><text:tab/><text:tab/><text:span text:style-name="T15">SublimeText2</text:span></text:p>
      <text:p text:style-name="P15"/>
      <text:p text:style-name="P1"><text:span text:style-name="T9"><text:tab/><text:tab/>Linux</text:span><text:span text:style-name="T10">(ubuntu)</text:span><text:span text:style-name="T9"> =&gt; Ruby es un infierno en windows</text:span></text:p>
      <text:p text:style-name="P2"><text:span text:style-name="T9"><text:tab/></text:span><text:span text:style-name="T3">Back-end</text:span></text:p>
      <text:p text:style-name="P7"><text:tab/><text:tab/>Ruby</text:p>
      <text:p text:style-name="P7"><text:tab/><text:tab/>Rails</text:p>
      <text:p text:style-name="P1"><text:span text:style-name="T1"><text:tab/><text:tab/></text:span><text:span text:style-name="T7">PostgreSQL</text:span></text:p>
      <text:p text:style-name="P7"><text:tab/><text:tab/>Gemas</text:p>
      <text:p text:style-name="P1"><text:span text:style-name="T1"><text:tab/><text:tab/><text:tab/></text:span><text:span text:style-name="T7">Devise</text:span></text:p>
      <text:p text:style-name="P1"><text:span text:style-name="T7"><text:tab/><text:tab/><text:tab/></text:span><text:span text:style-name="T11">Oauth2 =&gt; facilita en cierta medida la interacción con APIs como Facebook, Google o Beperk aunque finalmente lleva bastante trabajo porque ninguna se ciñe a las especificaciones de Oauth2 del W3C (quizá la que más se ciñe es Beperk y google)</text:span></text:p>
      <text:p text:style-name="P11"><text:tab/><text:tab/><text:tab/>Oauth =&gt; En el momento de la realización de este proyecto el soporte que ofrece la API de Twitter para Oauth2 es de forma parcial según se indica en la documentación por lo que para realizar la comunicación con esta API se utiliza Oauth1.0</text:p>
      <text:p text:style-name="P11"><text:tab/><text:tab/><text:tab/>Rest-Client =&gt; es una gema que abstrae la implementación de <text:span text:style-name="T14">la arquitectura</text:span> REST <text:span text:style-name="T14">utilizado sobretodo en las API-REST_CLIENT como FB TW G y BPK.</text:span></text:p>
      <text:p text:style-name="P1"><text:span text:style-name="T7"><text:tab/></text:span><text:span text:style-name="T3">Front-end</text:span></text:p>
      <text:p text:style-name="P7"><text:tab/><text:tab/>Bootstrap</text:p>
      <text:p text:style-name="P7"><text:tab/><text:tab/>jCanvas</text:p>
      <text:p text:style-name="P1"><text:span text:style-name="T1"><text:tab/><text:tab/></text:span><text:span text:style-name="T11">CoffeeScript</text:span></text:p>
      <text:p text:style-name="P11"><text:tab/><text:tab/>Sass</text:p>
      <text:p text:style-name="P11"><text:tab/><text:tab/>Haml</text:p>
      <text:p text:style-name="P7"><text:tab/></text:p>
      <text:p text:style-name="P1"><text:span text:style-name="T1"><text:tab/></text:span><text:span text:style-name="T3">Diagrama de a</text:span><text:span text:style-name="T4">rquitectura de la aplicación</text:span></text:p>
      <text:p text:style-name="P13"/>
      <text:p text:style-name="P1"><text:span text:style-name="T7"><text:tab/></text:span><text:span text:style-name="T12">Problemas encontrados y cómo se han resuelto</text:span></text:p>
      <text:p text:style-name="P16"><text:tab/><text:tab/>Se pierde la comodidad y seguridad(siempre actualizadas si indicas la URL del repositorio de github) de las gemas con jCanvas, el cual no está disponible compatible con Rails 4 así que descargo el repositorio, lo modifico, lo subo a mi repositorio personal y hago un “pull request” al creador(se cumple con los términos de uso y licencias del mismo).</text:p>
      <text:p text:style-name="P16"><text:tab/><text:tab/><text:span text:style-name="T16">Plugin jQuery para un selector de colores en hexadecimal que no se adapta exactamente a las necesidades del proyecto.</text:span><text:span text:style-name="T18"> Este simple plugin jquery de apenas cien líneas de código muy bien comentado por su creador no se adaptaba exactamente al diseño ya que la idea principal consiste en que un jugador pudiese personalizar el personaje del juego cambiando los colores del mismo, sin embargo, si pudiese introducir cualquier valor, podría crear un jugador invisible así que para resolver este problema, se limita el número de colores que se puede utilizar, </text:span><text:soft-page-break/><text:span text:style-name="T18">sin embargo todos los plugins encontrados en la labor de investigación permiten en una caja de texto introducir cualquier valor hexadecimal a parte de los valores por defecto indicados por el desarrollador. La solución es simple, se personaliza el código fuente del plugin para ofrecer soporte sin contar con la caja de texto en la que el usuario podría introducir cualquier valor.</text:span></text:p>
      <text:p text:style-name="P17"><text:span text:style-name="T18">Así mismo se aprovecha para cambiar otros elementos visuales como el icono por defecto del plugin o el tiempo de las animaciones. </text:span><text:a xlink:type="simple" xlink:href="http://andreaslagerkvist.com/jquery/colour-picker/">http://andreaslagerkvist.com/jquery/colour-picker/</text:a><text:span text:style-name="T19"> </text:span></text:p>
      <text:p text:style-name="P14"/>
      <text:p text:style-name="P5">Parte legal base de datos y datos sensibles de usuario. </text:p>
      <text:p text:style-name="P14"><text:tab/>Email nunca sale del servidor, solo sirve para identificar de forma unequívoca al usuario, el resto no son datos sensibles.</text:p>
      <text:p text:style-name="P14"/>
      <text:p text:style-name="P6"><text:span text:style-name="T13">Metodología propia como adaptación de otras existentes</text:span><text:span text:style-name="T11">(explicar la metodología utilizada </text:span><text:span text:style-name="T11">intentando relacionarla con alguna que ya existe como xtreme programming o scrum)</text:span></text:p>
      <text:p text:style-name="P12"><text:tab/>Filosofía </text:p>
      <text:p text:style-name="P12"><text:tab/>=&gt; SVG al poder! =&gt; Utilización de imágenes vectoriales en toda la web excepto avatares.</text:p>
      <text:p text:style-name="P12"><text:tab/>=&gt; HTML5 rules! =&gt; Adaptarse al progreso a cualquier coste. No se utiliza tecnología flash, ni se ofrece soporte para navegadores obsoletos que no se adaptan todavía a las especificaciones de HTML5.</text:p>
      <text:p text:style-name="P12"><text:tab/>=&gt; Diseño adaptable =&gt; A día de hoy cualquier usuario puede acceder desde su terminal móvil a la web desde cualquier lugar..... . .. .. .. .. . .</text:p>
      <text:p text:style-name="P12"><text:tab/>=&gt; La web como presente y futuro =&gt; A día de hoy cada vez cobra más importancia la web en cualquier sistema operativo, el cual lucha cada día en ofrecer a los desarrolladores de navegadores web la posibilidad de integración con el mismo.</text:p>
      <text:p text:style-name="P12">Con el tiempo los navegadores web implementan más características y los desarrolladores web crean más aplicaciones que permiten al usuario ser más independiente de los programas de escritorio, es decir, ya no necesitamos un programa para descargar archivos torrent o un programa para escuchar música(google music, spotify, grooveshark...) o un gestor de correo electrónico(gmail, outlook, yahoo...) o <text:span text:style-name="T14">un programa de conversión de videos, imágenes o sonido o un programa para charlar con otros usuarios(hangouts y redes sociales) e incluso programas para realizar videoconferencias.</text:span></text:p>
      <text:p text:style-name="P12"/>
      <text:p text:style-name="P6"><text:span text:style-name="T13">Ejemplos</text:span><text:span text:style-name="T11"> </text:span></text:p>
      <text:p text:style-name="P12"><text:tab/>Lentes de Ubuntu, siempre pregunta firefox si quieres no se qué con esta aplicación(probar con gmail o facebook).</text:p>
      <text:p text:style-name="P12"><text:tab/>Hangouts integrado con MacOSX.</text:p>
      <text:p text:style-name="P12"><text:tab/>Opera permitía descarga de torrent sin aplicación externa. Un navegador nuevo de por ahí que no me acuerdo como se llama ofrece la posibilidad de descargar directamente los videos, canciones, etc además ofrece la aplicación de torrent.</text:p>
      <text:p text:style-name="P12"><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3-08-21T19:03:09</meta:creation-date>
    <dc:date>2013-08-31T12:03:18</dc:date>
    <dc:creator>daniel </dc:creator>
    <meta:editing-duration>PT13M49S</meta:editing-duration>
    <meta:editing-cycles>12</meta:editing-cycles>
    <meta:generator>LibreOffice/4.0.2.2$Linux_X86_64 LibreOffice_project/400m0$Build-2</meta:generator>
    <meta:document-statistic meta:table-count="0" meta:image-count="0" meta:object-count="0" meta:page-count="2" meta:paragraph-count="50" meta:word-count="741" meta:character-count="4684" meta:non-whitespace-character-count="3921"/>
  </office:meta>
</office:document-meta>
</file>